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solid" draw:fill-color="#ffffff"/>
      <style:paragraph-properties fo:margin-top="0in" fo:margin-bottom="0.1945in" loext:contextual-spacing="false" fo:line-height="100%" fo:background-color="#ffffff"/>
      <style:text-properties officeooo:paragraph-rsid="00068b95"/>
    </style:style>
    <style:style style:name="P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color="#333399" style:font-name="Arial" fo:font-size="12pt" fo:language="en" fo:country="CH" officeooo:rsid="00068b95" officeooo:paragraph-rsid="00068b95" style:font-name-asian="Times New Roman1" style:font-size-asian="12pt" style:language-asian="en" style:country-asian="CH" style:font-name-complex="Arial1" style:font-size-complex="12pt"/>
    </style:style>
    <style:style style:name="P3" style:family="paragraph" style:parent-style-name="Standard" style:list-style-name="L1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color="#333399" style:font-name="Arial" fo:font-size="12pt" fo:language="en" fo:country="CH" officeooo:rsid="00068b95" officeooo:paragraph-rsid="00068b95" style:font-name-asian="Times New Roman1" style:font-size-asian="12pt" style:language-asian="en" style:country-asian="CH" style:font-name-complex="Arial1" style:font-size-complex="12pt"/>
    </style:style>
    <style:style style:name="P4" style:family="paragraph" style:parent-style-name="Standard" style:list-style-name="L3">
      <loext:graphic-properties draw:fill="solid" draw:fill-color="#ffffff"/>
      <style:paragraph-properties fo:margin-top="0in" fo:margin-bottom="0.1945in" loext:contextual-spacing="false" fo:line-height="100%" fo:background-color="#ffffff"/>
      <style:text-properties fo:color="#333399" style:font-name="Arial" fo:font-size="12pt" fo:language="en" fo:country="CH" officeooo:rsid="00068b95" officeooo:paragraph-rsid="00068b95" style:font-name-asian="Times New Roman1" style:font-size-asian="12pt" style:language-asian="en" style:country-asian="CH" style:font-name-complex="Arial1" style:font-size-complex="12pt"/>
    </style:style>
    <style:style style:name="P5" style:family="paragraph" style:parent-style-name="Standard" style:list-style-name="" style:master-page-name="Standard">
      <loext:graphic-properties draw:fill="solid" draw:fill-color="#ffffff"/>
      <style:paragraph-properties fo:margin-top="0in" fo:margin-bottom="0.1945in" loext:contextual-spacing="false" fo:line-height="100%" style:page-number="auto" fo:background-color="#ffffff"/>
      <style:text-properties officeooo:paragraph-rsid="00068b95"/>
    </style:style>
    <style:style style:name="P6" style:family="paragraph" style:parent-style-name="Standard" style:list-style-name="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333399" style:font-name="Arial" fo:font-size="15pt" fo:language="en" fo:country="CH" fo:font-weight="bold" officeooo:rsid="00068b95" officeooo:paragraph-rsid="00068b95" style:font-name-asian="Times New Roman1" style:font-size-asian="15pt" style:language-asian="en" style:country-asian="CH" style:font-weight-asian="bold" style:font-name-complex="Arial1" style:font-size-complex="15pt" style:font-weight-complex="bold"/>
    </style:style>
    <style:style style:name="T1" style:family="text">
      <style:text-properties fo:color="#333399" style:font-name="Arial" fo:font-size="15pt" fo:language="en" fo:country="CH" fo:font-weight="bold" officeooo:rsid="00068b95" style:font-name-asian="Times New Roman1" style:font-size-asian="15pt" style:language-asian="en" style:country-asian="CH" style:font-weight-asian="bold" style:font-name-complex="Arial1" style:font-size-complex="15pt" style:font-weight-complex="bold"/>
    </style:style>
    <style:style style:name="T2" style:family="text">
      <style:text-properties fo:color="#333399" style:font-name="Arial" fo:font-size="12pt" fo:language="en" fo:country="CH" officeooo:rsid="00068b95" style:font-name-asian="Times New Roman1" style:font-size-asian="12pt" style:language-asian="en" style:country-asian="CH" style:font-name-complex="Arial1" style:font-size-complex="12pt"/>
    </style:style>
    <style:style style:name="T3" style:family="text">
      <style:text-properties officeooo:rsid="00068b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<text:span text:style-name="T1">Terms of Service</text:span></text:h>
      <text:p text:style-name="P2">By using Inck! (the “Service”), you are agreeing to be bound by the following terms and conditions (“Terms of Service”) set by the Inck! team.</text:p>
      <text:h text:style-name="P6" text:outline-level="4">Basic terms</text:h>
      <text:list xml:id="list1170414741" text:style-name="L1">
        <text:list-item>
          <text:p text:style-name="P3">You are responsible for keeping your login and password safe</text:p>
        </text:list-item>
        <text:list-item>
          <text:p text:style-name="P3">The service should not be used to store sensitive information such as bank account numbers, credit card information, or passwords</text:p>
        </text:list-item>
        <text:list-item>
          <text:p text:style-name="P1"><text:span text:style-name="T2">We are not responsible for any information stored within Inck!</text:span></text:p>
        </text:list-item>
      </text:list>
      <text:h text:style-name="P6" text:outline-level="4">General terms</text:h>
      <text:list xml:id="list1538724686" text:style-name="L3">
        <text:list-item>
          <text:p text:style-name="P4">We reserve the right to modify or terminate the Service for any reason, without notice at any time.</text:p>
        </text:list-item>
        <text:list-item>
          <text:p text:style-name="P4">We reserve ethe right to alter these Terms of Use at any time. If there are any changes to these Terms of Use, users will be notified.</text:p>
        </text:list-item>
        <text:list-item>
          <text:p text:style-name="P4">We reserve the right to refuse service to anyone for any reason at any tim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CH" fo:font-weight="bold" style:font-name-asian="Times New Roman1" style:font-family-asian="'Times New Roman'" style:font-family-generic-asian="system" style:font-pitch-asian="variable" style:font-size-asian="12pt" style:language-asian="en" style:country-asian="CH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CH" style:font-name-asian="Times New Roman1" style:font-family-asian="'Times New Roman'" style:font-family-generic-asian="system" style:font-pitch-asian="variable" style:font-size-asian="12pt" style:language-asian="en" style:country-asian="CH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CH" fo:font-weight="bold" style:font-name-asian="Times New Roman1" style:font-family-asian="'Times New Roman'" style:font-family-generic-asian="system" style:font-pitch-asian="variable" style:font-size-asian="12pt" style:language-asian="en" style:country-asian="CH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le Dorian Giraud</meta:initial-creator>
    <meta:editing-cycles>2</meta:editing-cycles>
    <meta:creation-date>2022-09-13T09:23:00</meta:creation-date>
    <dc:date>2022-09-13T15:54:15.835166143</dc:date>
    <meta:editing-duration>PT13M55S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138" meta:character-count="754" meta:non-whitespace-character-count="6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